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2.303cm"/>
    </style:style>
    <style:style style:name="Tableau3.B" style:family="table-column">
      <style:table-column-properties style:column-width="1.085cm"/>
    </style:style>
    <style:style style:name="Tableau3.C" style:family="table-column">
      <style:table-column-properties style:column-width="5.42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01cm" table:align="left"/>
    </style:style>
    <style:style style:name="Tableau4.A" style:family="table-column">
      <style:table-column-properties style:column-width="6.0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6.404cm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Table_20_Contents">
      <style:text-properties officeooo:paragraph-rsid="0188399b"/>
    </style:style>
    <style:style style:name="P11" style:family="paragraph" style:parent-style-name="Header">
      <style:text-properties officeooo:paragraph-rsid="018a27a6"/>
    </style:style>
    <style:style style:name="P12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3" style:family="paragraph" style:parent-style-name="Header">
      <style:text-properties officeooo:paragraph-rsid="0169f7cb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74ad80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text-properties officeooo:paragraph-rsid="014f6ed9"/>
    </style:style>
    <style:style style:name="P24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5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6" style:family="paragraph" style:parent-style-name="Table_20_Heading">
      <style:text-properties officeooo:rsid="0127cd53" officeooo:paragraph-rsid="017ab8f5"/>
    </style:style>
    <style:style style:name="P27" style:family="paragraph" style:parent-style-name="Table_20_Heading">
      <style:text-properties officeooo:rsid="014f6ed9" officeooo:paragraph-rsid="017c43d7"/>
    </style:style>
    <style:style style:name="P28" style:family="paragraph" style:parent-style-name="Table_20_Heading">
      <style:text-properties officeooo:rsid="012765ed" officeooo:paragraph-rsid="017d1da7"/>
    </style:style>
    <style:style style:name="P29" style:family="paragraph" style:parent-style-name="Table_20_Heading">
      <style:text-properties officeooo:paragraph-rsid="017d33f7"/>
    </style:style>
    <style:style style:name="P30" style:family="paragraph" style:parent-style-name="Table_20_Heading">
      <style:text-properties officeooo:paragraph-rsid="017a5c42"/>
    </style:style>
    <style:style style:name="P31" style:family="paragraph" style:parent-style-name="Adresse">
      <style:text-properties officeooo:paragraph-rsid="00db9b92"/>
    </style:style>
    <style:style style:name="P32" style:family="paragraph" style:parent-style-name="Adresse">
      <style:text-properties officeooo:paragraph-rsid="013b8415"/>
    </style:style>
    <style:style style:name="P33" style:family="paragraph" style:parent-style-name="Adresse">
      <style:text-properties officeooo:paragraph-rsid="0188399b"/>
    </style:style>
    <style:style style:name="P34" style:family="paragraph" style:parent-style-name="Text_20_body">
      <style:text-properties officeooo:paragraph-rsid="012ac245"/>
    </style:style>
    <style:style style:name="P35" style:family="paragraph" style:parent-style-name="Text_20_body">
      <style:text-properties officeooo:paragraph-rsid="0135509c"/>
    </style:style>
    <style:style style:name="P36" style:family="paragraph" style:parent-style-name="Text_20_body">
      <style:text-properties officeooo:rsid="0158678a" officeooo:paragraph-rsid="0158678a" fo:background-color="#ff3333"/>
    </style:style>
    <style:style style:name="P37" style:family="paragraph" style:parent-style-name="Text_20_body">
      <style:text-properties officeooo:paragraph-rsid="01881773"/>
    </style:style>
    <style:style style:name="P38" style:family="paragraph" style:parent-style-name="Table_20_Main_20_Header">
      <style:text-properties officeooo:rsid="0158678a" officeooo:paragraph-rsid="0158678a"/>
    </style:style>
    <style:style style:name="P39" style:family="paragraph" style:parent-style-name="Table_20_Main_20_Header">
      <style:text-properties officeooo:rsid="012e2494" officeooo:paragraph-rsid="01775565"/>
    </style:style>
    <style:style style:name="P40" style:family="paragraph" style:parent-style-name="Table_20_Main_20_Header">
      <style:text-properties officeooo:paragraph-rsid="01775565"/>
    </style:style>
    <style:style style:name="P41" style:family="paragraph" style:parent-style-name="Table_20_Main_20_Header">
      <style:text-properties officeooo:rsid="012f7344" officeooo:paragraph-rsid="017947c9"/>
    </style:style>
    <style:style style:name="P42" style:family="paragraph" style:parent-style-name="Table_20_Main_20_Content_20_Left_20_Small">
      <style:text-properties officeooo:paragraph-rsid="0155164c"/>
    </style:style>
    <style:style style:name="P43" style:family="paragraph" style:parent-style-name="Table_20_Main_20_Content_20_Left_20_Small">
      <style:text-properties officeooo:paragraph-rsid="015b7bc9"/>
    </style:style>
    <style:style style:name="P44" style:family="paragraph" style:parent-style-name="Table_20_Main_20_Content_20_Left">
      <style:text-properties officeooo:paragraph-rsid="014904e3"/>
    </style:style>
    <style:style style:name="P45" style:family="paragraph" style:parent-style-name="Small_20_new_20_line">
      <style:text-properties officeooo:paragraph-rsid="0174ad80"/>
    </style:style>
    <style:style style:name="P46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8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49" style:family="paragraph" style:parent-style-name="Text_20_body">
      <style:text-properties officeooo:paragraph-rsid="0135509c"/>
    </style:style>
    <style:style style:name="P50" style:family="paragraph" style:parent-style-name="Text_20_body">
      <style:text-properties officeooo:paragraph-rsid="018c1bd9"/>
    </style:style>
    <style:style style:name="P51" style:family="paragraph" style:parent-style-name="Table_20_Contents">
      <style:text-properties officeooo:paragraph-rsid="018c1bd9"/>
    </style:style>
    <style:style style:name="P52" style:family="paragraph" style:parent-style-name="Heading_20_1">
      <style:text-properties officeooo:paragraph-rsid="01762afc"/>
    </style:style>
    <style:style style:name="P53" style:family="paragraph" style:parent-style-name="Small_20_new_20_line">
      <style:text-properties officeooo:paragraph-rsid="018c1bd9"/>
    </style:style>
    <style:style style:name="P54" style:family="paragraph" style:parent-style-name="Table_20_Header_20_center">
      <style:text-properties officeooo:paragraph-rsid="018c1bd9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11284f1"/>
    </style:style>
    <style:style style:name="T12" style:family="text">
      <style:text-properties officeooo:rsid="012765ed"/>
    </style:style>
    <style:style style:name="T13" style:family="text">
      <style:text-properties officeooo:rsid="0127cd53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b8415"/>
    </style:style>
    <style:style style:name="T20" style:family="text">
      <style:text-properties officeooo:rsid="013cf1d3"/>
    </style:style>
    <style:style style:name="T21" style:family="text">
      <style:text-properties officeooo:rsid="01429ae9"/>
    </style:style>
    <style:style style:name="T22" style:family="text">
      <style:text-properties officeooo:rsid="01447047"/>
    </style:style>
    <style:style style:name="T23" style:family="text">
      <style:text-properties officeooo:rsid="01473b71"/>
    </style:style>
    <style:style style:name="T24" style:family="text">
      <style:text-properties officeooo:rsid="014904e3"/>
    </style:style>
    <style:style style:name="T25" style:family="text">
      <style:text-properties officeooo:rsid="014a35b4"/>
    </style:style>
    <style:style style:name="T26" style:family="text">
      <style:text-properties officeooo:rsid="014f6ed9"/>
    </style:style>
    <style:style style:name="T27" style:family="text">
      <style:text-properties officeooo:rsid="01567cff"/>
    </style:style>
    <style:style style:name="T28" style:family="text">
      <style:text-properties officeooo:rsid="0158678a"/>
    </style:style>
    <style:style style:name="T29" style:family="text">
      <style:text-properties officeooo:rsid="015b7bc9"/>
    </style:style>
    <style:style style:name="T30" style:family="text">
      <style:text-properties officeooo:rsid="015c2e39"/>
    </style:style>
    <style:style style:name="T31" style:family="text">
      <style:text-properties officeooo:rsid="0164a34f"/>
    </style:style>
    <style:style style:name="T32" style:family="text">
      <style:text-properties officeooo:rsid="01653b2d"/>
    </style:style>
    <style:style style:name="T33" style:family="text">
      <style:text-properties officeooo:rsid="016840ce"/>
    </style:style>
    <style:style style:name="T34" style:family="text">
      <style:text-properties officeooo:rsid="016ab84b"/>
    </style:style>
    <style:style style:name="T35" style:family="text">
      <style:text-properties officeooo:rsid="01a0ee28"/>
    </style:style>
    <style:style style:name="T36" style:family="text">
      <style:text-properties officeooo:rsid="00e64da8"/>
    </style:style>
    <style:style style:name="T37" style:family="text">
      <style:text-properties officeooo:rsid="018e80d3"/>
    </style:style>
    <style:style style:name="T38" style:family="text">
      <style:text-properties officeooo:rsid="00d936c0"/>
    </style:style>
    <style:style style:name="T39" style:family="text">
      <style:text-properties officeooo:rsid="0167a38d"/>
    </style:style>
    <style:style style:name="T40" style:family="text">
      <style:text-properties officeooo:rsid="01775565"/>
    </style:style>
    <style:style style:name="T41" style:family="text">
      <style:text-properties officeooo:rsid="016bf05e"/>
    </style:style>
    <style:style style:name="T42" style:family="text">
      <style:text-properties officeooo:rsid="016f66f2"/>
    </style:style>
    <style:style style:name="T43" style:family="text">
      <style:text-properties officeooo:rsid="016d6fb1"/>
    </style:style>
    <style:style style:name="T44" style:family="text">
      <style:text-properties officeooo:rsid="016fc22b"/>
    </style:style>
    <style:style style:name="T45" style:family="text">
      <style:text-properties officeooo:rsid="0181e1f9"/>
    </style:style>
    <style:style style:name="T46" style:family="text">
      <style:text-properties officeooo:rsid="01846676"/>
    </style:style>
    <style:style style:name="T47" style:family="text">
      <style:text-properties officeooo:rsid="01881773"/>
    </style:style>
    <style:style style:name="T48" style:family="text">
      <style:text-properties officeooo:rsid="017a2d46"/>
    </style:style>
    <style:style style:name="T49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47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9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38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8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7"><text:a xlink:type="simple" xlink:href="py3o://if=%22o.state%20!=%20'assigned'%22" text:style-name="Internet_20_link" text:visited-style-name="Visited_20_Internet_20_Link"><text:span text:style-name="T31">if="o.state != 'assigned'"</text:span></text:a></text:p>
      <text:h text:style-name="P52" text:outline-level="1"><text:user-field-get text:name="py3o.doc_name">Document Name</text:user-field-get> <text:span text:style-name="T8">[</text:span><text:span text:style-name="T9"><text:user-field-get text:name="py3o.o.state">Picking State</text:user-field-get></text:span><text:span text:style-name="T8">]</text:span> <text:user-field-get text:name="py3o.o.name">Picking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==%20'assigned'%22" text:style-name="Internet_20_link" text:visited-style-name="Visited_20_Internet_20_Link"><text:span text:style-name="T32">if="o.state == 'assigned'"</text:span></text:a></text:p>
      <text:h text:style-name="P52" text:outline-level="1"><text:span text:style-name="T27"><text:user-field-get text:name="py3o.doc_name">Document Name</text:user-field-get></text:span><text:span text:style-name="T27"> </text:span><text:span text:style-name="T27"><text:user-field-get text:name="py3o.o.name">Picking Number</text:user-field-get></text:span></text:h>
      <text:p text:style-name="P16"><text:a xlink:type="simple" xlink:href="py3o:///if" text:style-name="Internet_20_link" text:visited-style-name="Visited_20_Internet_20_Link"><text:span text:style-name="T10">/if</text:span></text:a></text:p>
      <text:p text:style-name="Small_20_new_20_line"/>
      <text:p text:style-name="P15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a xlink:type="simple" xlink:href="py3o://function=%22lang=='fr_FR'%20and%20u'''Adresse%20de%20l'acheteur'''%20or%20u'Buyer%20Address'%22" text:style-name="Internet_20_link" text:visited-style-name="Visited_20_Internet_20_Link"><text:span text:style-name="T35">function="lang=='fr_FR' and u'''Adresse de l'acheteur''' or u'Buyer Address'"</text:span></text:a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5"><text:a xlink:type="simple" xlink:href="py3o://function=%22lang=='fr_FR'%20and%20u'Adresse%20de%20livraison'%20or%20u'Delivery%20Address'%22" text:style-name="Internet_20_link" text:visited-style-name="Visited_20_Internet_20_Link"><text:span text:style-name="T3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2"><text:a xlink:type="simple" xlink:href="py3o://if=%22o.sale_id%22" text:style-name="Internet_20_link" text:visited-style-name="Visited_20_Internet_20_Link"><text:span text:style-name="T19">if="o.sale_id"</text:span></text:a></text:p>
            <text:p text:style-name="P32"><text:a xlink:type="simple" xlink:href="py3o://for=%22bline%20in%20o.sale_id.partner_id._display_full_address().split('%5Cn')%22" text:style-name="Internet_20_link" text:visited-style-name="Visited_20_Internet_20_Link"><text:span text:style-name="T20">for="bline in o.sale_id.partner_id._display_full_address().split('\n')"</text:span></text:a></text:p>
            <text:p text:style-name="P32"><text:user-field-get text:name="py3o.bline">Buyer address line</text:user-field-get></text:p>
            <text:p text:style-name="P32"><text:a xlink:type="simple" xlink:href="py3o:///for" text:style-name="Internet_20_link" text:visited-style-name="Visited_20_Internet_20_Link">/for</text:a></text:p>
            <text:p text:style-name="P45"/>
            <text:p text:style-name="P9"><text:a xlink:type="simple" xlink:href="py3o://if=%22o.sale_id.commercial_partner_id.ref%22" text:style-name="Internet_20_link" text:visited-style-name="Visited_20_Internet_20_Link"><text:span text:style-name="T20">if="o.sale_id.commercial_partner_id.ref"</text:span></text:a></text:p>
            <text:p text:style-name="P9"><text:span text:style-name="T11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20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3"><text:a xlink:type="simple" xlink:href="py3o://if=%22o.partner_id%22" text:style-name="Internet_20_link" text:visited-style-name="Visited_20_Internet_20_Link"><text:span text:style-name="T48">if="o.partner_id"</text:span></text:a></text:p>
            <text:p text:style-name="P31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31"><text:user-field-get text:name="py3o.addrline">Destination address Line</text:user-field-get></text:p>
            <text:p text:style-name="P31"><text:a xlink:type="simple" xlink:href="py3o:///for" text:style-name="Internet_20_link" text:visited-style-name="Visited_20_Internet_20_Link">/for</text:a></text:p>
            <text:p text:style-name="P45"/>
            <text:p text:style-name="P9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/if</text:a></text:p>
          </table:table-cell>
        </table:table-row>
      </table:table>
      <text:p text:style-name="P37"><text:a xlink:type="simple" xlink:href="py3o:///with" text:style-name="Internet_20_link" text:visited-style-name="Visited_20_Internet_20_Link"><text:span text:style-name="T47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9"><text:a xlink:type="simple" xlink:href="py3o://function=%22lang=='fr_FR'%20and%20u'Date%20promise'%20or%20u'Promised%20Date'%22" text:style-name="Internet_20_link" text:visited-style-name="Visited_20_Internet_20_Link"><text:span text:style-name="T45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7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Date%20prévue'%20or%20u'Scheduled%20Date'%22" text:style-name="Internet_20_link" text:visited-style-name="Visited_20_Internet_20_Link"><text:span text:style-name="T44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origin%22" text:style-name="Internet_20_link" text:visited-style-name="Visited_20_Internet_20_Link"><text:span text:style-name="T13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Référence%20commande'%20or%20u'Order%20Reference'%22" text:style-name="Internet_20_link" text:visited-style-name="Visited_20_Internet_20_Link"><text:span text:style-name="T42">function="lang=='fr_FR' and u'Référence commande' or u'Order Reference'"</text:span></text:a>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6">function="lang=='fr_FR' and u'Référence commande du client' or u'Customer Order Reference'"</text:span></text:a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26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function=%22lang=='fr_FR'%20and%20u'Reliquat%20de'%20or%20u'Backorder%20of'%22" text:style-name="Internet_20_link" text:visited-style-name="Visited_20_Internet_20_Link"><text:span text:style-name="T43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4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9"><text:a xlink:type="simple" xlink:href="py3o://function=%22lang=='fr_FR'%20and%20u'Article'%20or%20u'Product'%22" text:style-name="Internet_20_link" text:visited-style-name="Visited_20_Internet_20_Link"><text:span text:style-name="T39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té'%20or%20u'Qty'%22" text:style-name="Internet_20_link" text:visited-style-name="Visited_20_Internet_20_Link"><text:span text:style-name="T40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38">Source</text:p>
            </table:table-cell>
            <table:table-cell table:style-name="Tableau5.E1" office:value-type="string">
              <text:p text:style-name="P41"><text:a xlink:type="simple" xlink:href="py3o://function=%22lang=='fr_FR'%20and%20u'N°%20lot'%20or%20u'Lot%20Number'%22" text:style-name="Internet_20_link" text:visited-style-name="Visited_20_Internet_20_Link"><text:span text:style-name="T41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9">function="formatLang(l.product_qty, dp='Product Unit of Measure')"</text:span></text:a></text:p>
          </table:table-cell>
          <table:table-cell table:style-name="Tableau5.C3" office:value-type="string">
            <text:p text:style-name="P43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0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1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3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5">function="p.lot_id.name_get()[0][1]"</text:span></text:a></text:p>
                  <text:p text:style-name="P44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4">if="not p.lot_id"</text:span></text:a></text:p>
                  <text:p text:style-name="P8"><text:user-field-get text:name="py3o.p.lot_name">Lot Name</text:user-field-get></text:p>
                  <text:p text:style-name="P44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42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2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5"><text:a xlink:type="simple" xlink:href="py3o:///if" text:style-name="Internet_20_link" text:visited-style-name="Visited_20_Internet_20_Link"><text:span text:style-name="T15">/if</text:span></text:a></text:p>
      <text:p text:style-name="P48"><text:a xlink:type="simple" xlink:href="py3o://if=%22o.note%22" text:style-name="Internet_20_link" text:visited-style-name="Visited_20_Internet_20_Link"><text:span text:style-name="T7">if="o.note"</text:span></text:a></text:p>
      <text:p text:style-name="P5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4">Notes</text:p>
          </table:table-cell>
          <table:table-cell table:style-name="Tableau7.B1" office:value-type="string">
            <text:p text:style-name="P51"><text:a xlink:type="simple" xlink:href="py3o://for=%22commentline%20in%20o.note.split('%5Cn')%22" text:style-name="Internet_20_link" text:visited-style-name="Visited_20_Internet_20_Link"><text:span text:style-name="T49">for="commentline in o.note.split('\n')"</text:span></text:a></text:p>
            <text:p text:style-name="P51"><text:user-field-get text:name="py3o.commentline">Comment Line</text:user-field-get></text:p>
            <text:p text:style-name="P51"><text:a xlink:type="simple" xlink:href="py3o:///for" text:style-name="Internet_20_link" text:visited-style-name="Visited_20_Internet_20_Link">/for</text:a></text:p>
          </table:table-cell>
        </table:table-row>
      </table:table>
      <text:p text:style-name="P50"><text:a xlink:type="simple" xlink:href="py3o:///if" text:style-name="Internet_20_link" text:visited-style-name="Visited_20_Internet_20_Link">/if</text:a></text:p>
      <text:p text:style-name="P35"><text:a xlink:type="simple" xlink:href="py3o://if=%22o.state%20in%20['draft',%20'waiting',%20'confirmed']%22" text:style-name="Internet_20_link" text:visited-style-name="Visited_20_Internet_20_Link"><text:span text:style-name="T28">if="o.state in ['draft', 'waiting', 'confirmed']"</text:span></text:a></text:p>
      <text:p text:style-name="Small_20_new_20_line"/>
      <text:p text:style-name="P36">There are no products reserved for this picking. Click on the button « <text:span text:style-name="T33">Reserve</text:span> » and print the report again.</text:p>
      <text:p text:style-name="P35"><text:a xlink:type="simple" xlink:href="py3o:///if" text:style-name="Internet_20_link" text:visited-style-name="Visited_20_Internet_20_Link"><text:span text:style-name="T28">/if</text:span></text:a></text:p>
      <text:p text:style-name="P46"/>
      <text:p text:style-name="P35"><text:a xlink:type="simple" xlink:href="py3o:///with" text:style-name="Internet_20_link" text:visited-style-name="Visited_20_Internet_20_Link"><text:span text:style-name="T47">/with</text:span></text:a></text:p>
      <text:p text:style-name="P37"><text:a xlink:type="simple" xlink:href="py3o:///with" text:style-name="Internet_20_link" text:visited-style-name="Visited_20_Internet_20_Link"><text:span text:style-name="T47">/with</text:span></text:a></text:p>
      <text:p text:style-name="P37"><text:a xlink:type="simple" xlink:href="py3o:///with" text:style-name="Internet_20_link" text:visited-style-name="Visited_20_Internet_20_Link"><text:span text:style-name="T47">/with</text:span></text:a></text:p>
      <text:p text:style-name="P35"><text:a xlink:type="simple" xlink:href="py3o:///for" text:style-name="Internet_20_link" text:visited-style-name="Visited_20_Internet_20_Link"><text:span text:style-name="T4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8a27a6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Header">
      <style:text-properties officeooo:paragraph-rsid="0169f7cb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Table_20_Main_20_Content_20_Center">Page 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6T11:43:48.206610756</dc:date>
    <meta:editing-duration>PT22H10M24S</meta:editing-duration>
    <meta:editing-cycles>374</meta:editing-cycles>
    <meta:generator>LibreOffice/5.1.4.2$Linux_X86_64 LibreOffice_project/10m0$Build-2</meta:generator>
    <meta:document-statistic meta:table-count="7" meta:image-count="0" meta:object-count="0" meta:page-count="3" meta:paragraph-count="90" meta:word-count="302" meta:character-count="3029" meta:non-whitespace-character-count="2816"/>
  </office:meta>
</office:document-meta>
</file>